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7.685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title">
      <style:graphic-properties fo:min-height="3.256cm"/>
    </style:style>
    <style:style style:name="pr4" style:family="presentation" style:parent-style-name="Default-outline1">
      <style:graphic-properties fo:min-height="13.609cm"/>
    </style:style>
    <style:style style:name="pr5" style:family="presentation" style:parent-style-name="Default-notes">
      <style:graphic-properties draw:fill-color="#ffffff" fo:min-height="13.114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layer="layout" svg:width="25.199cm" svg:height="17.685cm" svg:x="1.4cm" svg:y="0.962cm" presentation:class="subtitle" presentation:user-transformed="true">
          <draw:text-box>
            <text:p>Augmented Drums Hero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Objectif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Guitar Hero «augmenté» immersif.</text:p>
                <text:list>
                  <text:list-item>
                    <text:p>Batterie</text:p>
                  </text:list-item>
                </text:list>
              </text:list-item>
              <text:list-item>
                <text:p>Instrument virtuel visible par l'utilisateur</text:p>
                <text:list>
                  <text:list-item>
                    <text:p>Occlusions / Immersivité</text:p>
                  </text:list-item>
                </text:list>
              </text:list-item>
              <text:list-item>
                <text:p>Touches de musique en provenance de tout l'espace vers une direction fix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layer="layout" svg:width="25.199cm" svg:height="3.256cm" svg:x="1.4cm" svg:y="0.962cm" presentation:class="title" presentation:user-transformed="true">
          <draw:text-box>
            <text:p>Difficulté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Environnement semi ou totalement virtuel?</text:p>
                <text:list>
                  <text:list-item>
                    <text:p>Manque de performances des lunettes semi−transparentes</text:p>
                  </text:list-item>
                </text:list>
              </text:list-item>
              <text:list-item>
                <text:p>Localisation dans l'espace des baguettes</text:p>
                <text:list>
                  <text:list-item>
                    <text:p>Infrarouge des Wiimotes(~2D) ou Flock of bird (3D)</text:p>
                  </text:list-item>
                </text:list>
              </text:list-item>
              <text:list-item>
                <text:p>Correspondance camera / vision utilisateur</text:p>
                <text:list>
                  <text:list-item>
                    <text:p>Batterie doit rester fixe dans l'e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Matériel utilisé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Casque à vision stéréoscopique</text:p>
              </text:list-item>
              <text:list-item>
                <text:p>Flock of bird</text:p>
              </text:list-item>
              <text:list-item>
                <text:p>Wiimotes</text:p>
              </text:list-item>
              <text:list-item>
                <text:p>Sensor Ba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Casque à vision stéréoscopique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mmersion dans un environnement totalement virtuel en 3D</text:p>
              </text:list-item>
              <text:list-item>
                <text:p>Utilise 2 viewers légèrement décalés</text:p>
                <text:list>
                  <text:list-item>
                    <text:p>Décalage réglable pour le confort des yeux de l'utilisateur</text:p>
                  </text:list-item>
                </text:list>
              </text:list-item>
              <text:list-item>
                <text:p>Un écran pour chaque œil, crée l'impression de relief</text:p>
                <text:list>
                  <text:list-item>
                    <text:p>Différence de point de vue des view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Flock of bird</text:p>
          </draw:text-box>
        </draw:frame>
        <draw:frame presentation:style-name="pr4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Base posée sur une table en face de l'utilisateur</text:p>
              </text:list-item>
              <text:list-item>
                <text:p>Capteur fixé sur le casque à vision stéréoscopique</text:p>
                <text:list>
                  <text:list-item>
                    <text:p>Donne la position de la tête, ainsi que ses rotations dans une certaine mesure</text:p>
                  </text:list-item>
                  <text:list-item>
                    <text:p>Permet d'adapter l'affichage, garder l'instrument fixe dans l'espace virtu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Wiimotes et Sensor Bar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Sensor bar : simple émetteur infrarouge</text:p>
                <text:list>
                  <text:list-item>
                    <text:p>Posé sur la base du Flock of bird</text:p>
                  </text:list-item>
                </text:list>
              </text:list-item>
              <text:list-item>
                <text:p>Wiimotes : </text:p>
                <text:p>récepteur infrarouge et accéléromètre</text:p>
                <text:list>
                  <text:list-item>
                    <text:p>Bonne correspondance avec des baguettes</text:p>
                  </text:list-item>
                  <text:list-item>
                    <text:p>Position en 2D (3D approximatif avec la taille de l'infrarouge reçu, non utilisé ici)</text:p>
                  </text:list-item>
                  <text:list-item>
                    <text:p>Validation des touches frappées via l'accélérat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3.256cm" svg:x="1.4cm" svg:y="0.962cm" presentation:class="title">
          <draw:text-box>
            <text:p>Améliorations</text:p>
          </draw:text-box>
        </draw:frame>
        <draw:frame presentation:style-name="pr4" draw:layer="layout" svg:width="25.199cm" svg:height="13.609cm" svg:x="1.4cm" svg:y="4.914cm" presentation:class="outline">
          <draw:text-box>
            <text:list text:style-name="L2">
              <text:list-item>
                <text:p>Instruments</text:p>
                <text:list>
                  <text:list-item>
                    <text:p>Piano? Système haptique adapté?</text:p>
                  </text:list-item>
                </text:list>
              </text:list-item>
              <text:list-item>
                <text:p>Modes de difficulté / Multijoueur</text:p>
              </text:list-item>
              <text:list-item>
                <text:p>Fluidité et Précisions de la capture de mouvements</text:p>
                <text:list>
                  <text:list-item>
                    <text:p>IR nécessite de garder les Wiimotes face à la source infrarouge, traitement lent et approximatif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3H13M02S</meta:editing-duration>
    <meta:editing-cycles>4</meta:editing-cycles>
    <meta:generator>OpenOffice.org/3.2$Win32 OpenOffice.org_project/320m18$Build-9502</meta:generator>
    <dc:date>2011-01-27T16:32:41.48</dc:date>
    <dc:creator>Nooba Siegel</dc:creator>
    <meta:document-statistic meta:object-count="52"/>
  </office:meta>
</office:document-meta>
</file>